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jcze</text:span><text:span text:style-name="T1"><text:line-break/></text:span><text:span text:style-name="T1">Tyś najcenniejszy</text:span><text:span text:style-name="T1"><text:line-break/></text:span><text:span text:style-name="T1">w życiu skarb</text:span><text:span text:style-name="T1"><text:line-break/></text:span><text:span text:style-name="T1">Radość ma</text:span><text:span text:style-name="T1"><text:line-break/></text:span><text:span text:style-name="T1">i nadzieja duszy mej.</text:span><text:span text:style-name="T1"><text:line-break/></text:span><text:span text:style-name="T1"><text:line-break/></text:span><text:span text:style-name="T1">Kocham Ciebie /x3</text:span><text:span text:style-name="T1"><text:line-break/></text:span><text:span text:style-name="T1">Tyś mój skarb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zu,</text:span><text:span text:style-name="T1"><text:line-break/></text:span><text:span text:style-name="T1">Tyś najwspanialszej łaski dar</text:span><text:span text:style-name="T1"><text:line-break/></text:span><text:span text:style-name="T1">Radość ma</text:span><text:span text:style-name="T1"><text:line-break/></text:span><text:span text:style-name="T1">i nadzieja duszy m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21:49</meta:creation-date>
    <dc:creator>Rafał Talacha</dc:creator>
    <dc:date>2009-01-27T11:39:56</dc:date>
    <dc:language>pl-PL</dc:language>
    <meta:editing-cycles>6</meta:editing-cycles>
    <meta:editing-duration>PT3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